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2pt" fo:font-weight="normal" officeooo:rsid="000ef93e" officeooo:paragraph-rsid="000ef93e" style:font-name-asian="Noto Sans CJK SC Regular" style:font-size-asian="12pt" style:font-weight-asian="normal" style:font-name-complex="FreeSans" style:font-size-complex="12pt" style:font-weight-complex="normal"/>
    </style:style>
    <style:style style:name="P3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4" style:family="paragraph" style:parent-style-name="Standard">
      <style:text-properties officeooo:paragraph-rsid="000c67f5"/>
    </style:style>
    <style:style style:name="P5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6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7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2pt" officeooo:rsid="000ca7b9" officeooo:paragraph-rsid="000ca7b9" style:font-size-asian="12pt" style:font-size-complex="12pt"/>
    </style:style>
    <style:style style:name="P10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1" style:family="paragraph" style:parent-style-name="Standard">
      <style:text-properties fo:font-size="12pt" officeooo:rsid="000e62ae" officeooo:paragraph-rsid="0012cd2b" style:font-size-asian="12pt" style:font-size-complex="12pt"/>
    </style:style>
    <style:style style:name="P12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3" style:family="paragraph" style:parent-style-name="Standard">
      <style:text-properties fo:font-size="12pt" officeooo:rsid="0012cd2b" officeooo:paragraph-rsid="0012cd2b" style:font-size-asian="12pt" style:font-size-complex="12pt"/>
    </style:style>
    <style:style style:name="P14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e62ae" officeooo:paragraph-rsid="000e62a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17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18" style:family="paragraph" style:parent-style-name="Standard">
      <style:text-properties officeooo:rsid="000e62ae" officeooo:paragraph-rsid="000ca7b9"/>
    </style:style>
    <style:style style:name="P19" style:family="paragraph" style:parent-style-name="Standard">
      <style:text-properties officeooo:rsid="000e10d7" officeooo:paragraph-rsid="0012cd2b"/>
    </style:style>
    <style:style style:name="P20" style:family="paragraph" style:parent-style-name="Standard">
      <style:text-properties officeooo:paragraph-rsid="0012cd2b"/>
    </style:style>
    <style:style style:name="P21" style:family="paragraph" style:parent-style-name="Standard">
      <style:text-properties officeooo:rsid="0012cd2b" officeooo:paragraph-rsid="0012cd2b"/>
    </style:style>
    <style:style style:name="P22" style:family="paragraph" style:parent-style-name="Standard">
      <style:text-properties officeooo:rsid="0012f8db" officeooo:paragraph-rsid="0012f8db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style:font-size-asian="12.25pt" style:font-size-complex="14pt"/>
    </style:style>
    <style:style style:name="P25" style:family="paragraph" style:parent-style-name="Table_20_Contents">
      <style:text-properties fo:font-weight="bold" officeooo:paragraph-rsid="0012cd2b" style:font-weight-asian="bold" style:font-weight-complex="bold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fo:font-size="14pt" officeooo:rsid="000c67f5" style:font-size-asian="14pt" style:font-size-complex="14pt"/>
    </style:style>
    <style:style style:name="T3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4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5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7" style:family="text">
      <style:text-properties fo:font-size="14pt" officeooo:rsid="000c67f5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0ca7b9"/>
    </style:style>
    <style:style style:name="T10" style:family="text">
      <style:text-properties officeooo:rsid="000e10d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e62a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ff138"/>
    </style:style>
    <style:style style:name="T16" style:family="text">
      <style:text-properties officeooo:rsid="00108f0a"/>
    </style:style>
    <style:style style:name="T17" style:family="text">
      <style:text-properties officeooo:rsid="0011d84d"/>
    </style:style>
    <style:style style:name="T18" style:family="text">
      <style:text-properties officeooo:rsid="0012cd2b"/>
    </style:style>
    <style:style style:name="T19" style:family="text">
      <style:text-properties officeooo:rsid="0012f8db"/>
    </style:style>
    <style:style style:name="T20" style:family="text">
      <style:text-properties officeooo:rsid="0013de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4"><text:bookmark text:name="docs-internal-guid-9ee2a082-5204-b3a0-c429-e50b7ea34b4e"/><text:a xlink:type="simple" xlink:href="mailto:liuxu1005@gmail.com" text:style-name="Internet_20_link" text:visited-style-name="Visited_20_Internet_20_Link"><text:span text:style-name="T7">liuxu1005@gmail.com</text:span></text:a><text:span text:style-name="T7"> <text:s/></text:span><text:span text:style-name="T2">• <text:s/>617-459-8321 <text:s/></text:span><text:span text:style-name="T3">•</text:span><text:span text:style-name="T5"> <text:s/>Malden MA <text:s/></text:span><text:span text:style-name="T3">•</text:span><text:span text:style-name="T5"> <text:s/>Authorized to Work in USA</text:span></text:p>
      <text:p text:style-name="P2"/>
      <text:p text:style-name="P1">S<text:span text:style-name="T9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Standard"><text:s/>C++/Java/Python/<text:span text:style-name="T20">Scheme/ML</text:span>, <text:s text:c="3"/>HTML/CSS/JavaScript, </text:p>
      <text:p text:style-name="Standard">OpenGL/WebGL/CUDA, <text:s text:c="4"/><text:span text:style-name="T16">PostgreSQL/MongoDB</text:span></text:p>
      <text:p text:style-name="Standard"/>
      <text:p text:style-name="P8">Projects <text:span text:style-name="T15">(</text:span><text:a xlink:type="simple" xlink:href="https://github.com/liuxu1005" text:style-name="Internet_20_link" text:visited-style-name="Visited_20_Internet_20_Link"><text:span text:style-name="T15">github.com/liuxu1005</text:span></text:a><text:span text:style-name="T15"> / </text:span><text:a xlink:type="simple" xlink:href="http://liuxu1005.github.io/" text:style-name="Internet_20_link" text:visited-style-name="Visited_20_Internet_20_Link"><text:span text:style-name="T15">liux1005.github.io</text:span></text:a><text:span text:style-name="T15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/>
          </table:table-cell>
        </table:table-row>
      </table:table>
      <text:p text:style-name="P9"><text:a xlink:type="simple" xlink:href="http://liuxu1005.github.io/graphics/water.html" text:style-name="Internet_20_link" text:visited-style-name="Visited_20_Internet_20_Link">Sphere in Water</text:a> (Computer Graphics)</text:p>
      <text:p text:style-name="P13">Implemented with CSS, Html, JavaScript and WebGL. </text:p>
      <text:p text:style-name="P13">It has features of recursively ray tracing with reflections and refractions, collision detection and response, <text:s/>water wave simulation, caustics simulation</text:p>
      <text:p text:style-name="P13"/>
      <text:p text:style-name="P9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3">Implemented with C and CUDA.</text:p>
      <text:p text:style-name="P13">It compares performance on CPU and GPU of various sorting algorithms including merge sort,</text:p>
      <text:p text:style-name="P13">quick sort, radix sort, bitonic sort.</text:p>
      <text:p text:style-name="P13"/>
      <text:p text:style-name="P20"><text:a xlink:type="simple" xlink:href="http://liuxu1005.github.io/geometry/triangulation.html" text:style-name="Internet_20_link" text:visited-style-name="Visited_20_Internet_20_Link">Triangulation/Monotonicity</text:a> <text:span text:style-name="T10">(Computational Geometry)</text:span></text:p>
      <text:p text:style-name="P19"><text:span text:style-name="T18">Implemented with </text:span>Java applet.</text:p>
      <text:p text:style-name="P19"><text:span text:style-name="T18">Three geometry algorithms including</text:span> detecting monotonicity <text:span text:style-name="T18">in O(n),</text:span> <text:span text:style-name="T18">separating non-monotonic </text:span>polygons <text:span text:style-name="T18">into monotonic pieces in O(nlogn), triangulating the monotonic in O(n).</text:span></text:p>
      <text:p text:style-name="P19"/>
      <text:p text:style-name="P20"><text:a xlink:type="simple" xlink:href="https://github.com/liuxu1005/Network" text:style-name="Internet_20_link" text:visited-style-name="Visited_20_Internet_20_Link">Channel Code/Modulation/Demodulation/Routing</text:a> <text:span text:style-name="T10">(Networks)</text:span></text:p>
      <text:p text:style-name="P21">Implemented in Python.</text:p>
      <text:p text:style-name="P21">For studying details of various layers of networks, it includes basic source coding and channel coding </text:p>
      <text:p text:style-name="P21">algorithms <text:span text:style-name="T19">(data layer)</text:span>, modulat<text:span text:style-name="T19">ing and demodulating signals to medium (data layer), medium access</text:span></text:p>
      <text:p text:style-name="P22">control (data layer), routing algorithm (network layer), transportation control algorithm (transport layer), <text:s/>simple http sever (application layer).</text:p>
      <text:p text:style-name="P19"><text:s/></text:p>
      <text:p text:style-name="P20"><text:a xlink:type="simple" xlink:href="https://github.com/liuxu1005/Operating-System-Engineering" text:style-name="Internet_20_link" text:visited-style-name="Visited_20_Internet_20_Link">JOS</text:a> <text:span text:style-name="T10">(Operating System)</text:span></text:p>
      <text:p text:style-name="P22">Implemented in C and assembly.</text:p>
      <text:p text:style-name="P19"><text:span text:style-name="T19">For studying details of operating system. It includes b</text:span>ooting, process scheduling, memory management, file system, network card driver, web server.</text:p>
      <text:p text:style-name="P19"/>
      <text:p text:style-name="P19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2">es/Perceptron</text:span></text:a><text:span text:style-name="T12"> (Machine Learning)</text:span></text:p>
      <text:p text:style-name="P11">Basic algorithms from Machine Learning.</text:p>
      <text:p text:style-name="P9"><text:s/></text:p>
      <text:p text:style-name="P9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9">Fin<text:span text:style-name="T19">al p</text:span>aper for System Design class, discuss <text:span text:style-name="T18">features of </text:span>CCN network architecture</text:p>
      <text:p text:style-name="P18"/>
      <text:p text:style-name="P18"/>
      <text:p text:style-name="P7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/>
          </table:table-cell>
        </table:table-row>
      </table:table>
      <text:p text:style-name="P15">From Tufts University:</text:p>
      <text:p text:style-name="P10"><text:s text:c="8"/>Computation Theory, Programming Languages, Discrete Mathematics, Algorithm, Data Structures</text:p>
      <text:p text:style-name="P10"><text:s text:c="8"/>Artificial Intelligence, Machine Learning, Computational Geometry, Computer Graphics,</text:p>
      <text:p text:style-name="P10"><text:s text:c="8"/>Advanced Computer Architecture, Machine Architecture and Assembly Language,</text:p>
      <text:p text:style-name="P10"><text:soft-page-break/><text:s text:c="8"/>Database, System Design</text:p>
      <text:p text:style-name="P10"><text:s/></text:p>
      <text:p text:style-name="P15">Taught by self:</text:p>
      <text:p text:style-name="P10"><text:s text:c="8"/>Operating System (following MIT 6.828 Operating System Engineering)</text:p>
      <text:p text:style-name="P10"><text:s text:c="8"/>Networks (following MIT 6.02 Digital Communication and 6.829 Networks)</text:p>
      <text:p text:style-name="P10"/>
      <text:p text:style-name="P17"><text:span text:style-name="T5">E</text:span><text:span text:style-name="T4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5"/>
          </table:table-cell>
        </table:table-row>
      </table:table>
      <text:p text:style-name="P14"><text:span text:style-name="T1">Master of Computer Science <text:s text:c="2"/></text:span><text:span text:style-name="T6">Tufts University, US <text:s text:c="51"/>Aug. 2016</text:span></text:p>
      <text:p text:style-name="P3">Master of Material Science <text:s text:c="4"/><text:span text:style-name="T14">Southwest Jiaotong University, China <text:s text:c="24"/>June 2008</text:span></text:p>
      <text:p text:style-name="P10"/>
      <text:p text:style-name="P7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/>
          </table:table-cell>
        </table:table-row>
      </table:table>
      <text:p text:style-name="P12"><text:span text:style-name="T8">Application Engineer</text:span><text:span text:style-name="T13"> </text:span><text:s text:c="7"/>Angstrom <text:span text:style-name="T17">Advanced</text:span>, Braintree MA <text:s text:c="20"/>Mar. 2012 – Jan. 2015</text:p>
      <text:p text:style-name="P12">Technical support on application, installation &amp; troubleshooting for chemical/material analysis instruments such as SEM, AFM/SFM, XRD, EDS/WDS, ICP-AES, GC-MS.</text:p>
      <text:p text:style-name="P12"/>
      <text:p text:style-name="P5"><text:span text:style-name="T13">Lithograph/Intergrated Process Engineer</text:span> <text:s text:c="5"/><text:span text:style-name="T11">Shanghai, China <text:s text:c="12"/>Feb. 2008 – Aug. 2010</text:span></text:p>
      <text:p text:style-name="P12">Develop and maintain processes for 6” silicon wafer production lin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6-22T11:26:45.421378015</dc:date>
    <meta:editing-duration>PT23M21S</meta:editing-duration>
    <meta:editing-cycles>10</meta:editing-cycles>
    <meta:generator>LibreOffice/5.1.3.2$Linux_X86_64 LibreOffice_project/10m0$Build-2</meta:generator>
    <meta:document-statistic meta:table-count="6" meta:image-count="0" meta:object-count="0" meta:page-count="2" meta:paragraph-count="48" meta:word-count="344" meta:character-count="2931" meta:non-whitespace-character-count="2435"/>
  </office:meta>
</office:document-meta>
</file>